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1771in" style:rel-column-width="1695*"/>
    </style:style>
    <style:style style:name="Table1.B" style:family="table-column">
      <style:table-column-properties style:column-width="5.5153in" style:rel-column-width="794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Heading_20_4" style:list-style-name="L2">
      <style:paragraph-properties fo:margin-left="0.0102in" fo:margin-right="0in" fo:text-indent="0.0102in" style:auto-text-indent="false">
        <style:tab-stops/>
      </style:paragraph-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st: Validate Key Scrolling and Selection in Gallery Viewer</text:h>
      <text:p text:style-name="Text_20_body">The purpose of this test is to ensure that items in the Gallery Viewer are </text:p>
      <text:h text:style-name="Heading_20_3" text:outline-level="3">Definitions</text:h>
      <table:table table:name="Table1" table:style-name="Table1">
        <table:table-column table:style-name="Table1.A"/>
        <table:table-column table:style-name="Table1.B"/>
        <table:table-row>
          <table:table-cell table:style-name="Table1.A1" office:value-type="string">
            <text:p text:style-name="Table_20_Contents">Gallery Viewer</text:p>
          </table:table-cell>
          <table:table-cell table:style-name="Table1.B1" office:value-type="string">
            <text:p text:style-name="Table_20_Contents">An element in the application that contains the objects and directories of objects that can be placed onto the 3D viewport.</text:p>
          </table:table-cell>
        </table:table-row>
      </table:table>
      <text:p text:style-name="Text_20_body"/>
      <text:h text:style-name="Heading_20_3" text:outline-level="3">Setup</text:h>
      <text:list xml:id="list33539042" text:style-name="L1">
        <text:list-item>
          <text:p text:style-name="P1">Run AliceVI from within either Eclipse or as a built executable from the source code base.</text:p>
        </text:list-item>
        <text:list-item>
          <text:p text:style-name="P1">Left click “Cancel” or the close button, to exit the “Welcome to Alice!” dialogue.</text:p>
        </text:list-item>
        <text:list-item>
          <text:p text:style-name="P1">Left click “Add Objects” beneath the 3D viewport, to open the scene editor.</text:p>
        </text:list-item>
      </text:list>
      <text:h text:style-name="Heading_20_3" text:outline-level="3">Procedures and Results</text:h>
      <text:h text:style-name="Heading_20_4" text:outline-level="4">Initial Object Focus</text:h>
      <text:list xml:id="list33536858" text:style-name="L2">
        <text:list-item>
          <text:p text:style-name="P2">Press the right arrow key.</text:p>
          <text:list>
            <text:list-item>
              <text:p text:style-name="P2">Pass: An object in the viewer must be be obviously selected and visible in the viewport. Currently, this is with a highlighted border.</text:p>
            </text:list-item>
            <text:list-item>
              <text:p text:style-name="P2">Fail: No obect is highlighted or otherwise selected.</text:p>
            </text:list-item>
          </text:list>
        </text:list-item>
        <text:list-item>
          <text:p text:style-name="P2">Press the left arrow key</text:p>
          <text:list>
            <text:list-item>
              <text:p text:style-name="P2">Pass: The object to the left must be selected. The object may be the one at the end (right-side) if the previsouly selected object was the first object.</text:p>
            </text:list-item>
            <text:list-item>
              <text:p text:style-name="P2">Fail: There are more than two objects and the object to the left is not selected.</text:p>
            </text:list-item>
          </text:list>
        </text:list-item>
        <text:list-item>
          <text:p text:style-name="P2">Press the left arrow key 3 distinct times. Press the right arrow key 3 distinct times.</text:p>
          <text:list>
            <text:list-item>
              <text:p text:style-name="P2">Pass: The selected object changes to the object to the left after each press of the left key. The same happens for the right arrow key, except the selected object moves to the right after each press.</text:p>
            </text:list-item>
            <text:list-item>
              <text:p text:style-name="P2">Fail: No object becomes selected after a key press, or an object other than those defined in the Pass condition is selected.</text:p>
            </text:list-item>
          </text:list>
        </text:list-item>
      </text:list>
      <text:h text:style-name="Heading_20_4" text:outline-level="4">Change Directories</text:h>
      <text:list xml:id="list34320815" text:continue-list="list33536858" text:style-name="L2">
        <text:list-item text:start-value="1">
          <text:p text:style-name="P2">Enter into the Local Gallery. Press the up arrow key.</text:p>
          <text:list>
            <text:list-item>
              <text:p text:style-name="P2">Pass: The working directory moves up to allow selection of either Local or Web Galleries.</text:p>
            </text:list-item>
            <text:list-item>
              <text:p text:style-name="P2">Fail: The working directory stays the same.</text:p>
              <text:list>
                <text:list-item>
                  <text:list>
                    <text:list-header>
                      <text:h text:style-name="P3" text:outline-level="4">Add Object to 3D Viewport</text:h>
                    </text:list-header>
                  </text:list>
                </text:list-item>
              </text:list>
            </text:list-item>
          </text:list>
        </text:list-item>
        <text:list-item text:start-value="1">
          <text:p text:style-name="P2">Select the "People" directory in the Local Gallery by scrolling to it using the arrow keys; press Enter when the "People" directory gains focus.</text:p>
          <text:list>
            <text:list-item>
              <text:p text:style-name="P2"><text:soft-page-break/>Pass: The People Gallery opens.</text:p>
            </text:list-item>
            <text:list-item>
              <text:p text:style-name="P2">Fail: No gallery opens or an incorrent gallery opens.</text:p>
            </text:list-item>
          </text:list>
        </text:list-item>
        <text:list-item>
          <text:p text:style-name="P2">Add any object using the arrow keys to select it and pressing Enter when your desired object is selected.</text:p>
          <text:list>
            <text:list-item>
              <text:p text:style-name="P2">Pass: A dialog pops up asking you if you would like to add the object to the 3D viewport.</text:p>
            </text:list-item>
            <text:list-item>
              <text:p text:style-name="P2">Fail: Nothing happens.</text:p>
            </text:list-item>
          </text:list>
        </text:list-item>
        <text:list-item>
          <text:p text:style-name="P2">Press Spacebar to add the object</text:p>
          <text:list>
            <text:list-item>
              <text:p text:style-name="P2">Pass: The correct object is added somewhere on the 3D viewport.</text:p>
            </text:list-item>
            <text:list-item>
              <text:p text:style-name="P2">Fail: No object is added or the incorrect object is add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37M22S</meta:editing-duration>
    <meta:editing-cycles>3</meta:editing-cycles>
    <meta:generator>OpenOffice.org/3.2$Win32 OpenOffice.org_project/320m12$Build-9483</meta:generator>
    <dc:date>2010-06-28T14:20:05.84</dc:date>
    <meta:document-statistic meta:table-count="1" meta:image-count="0" meta:object-count="0" meta:page-count="2" meta:paragraph-count="34" meta:word-count="431" meta:character-count="2335"/>
    <dc:creator>faradjine laurore</dc:creator>
    <meta:user-defined meta:name="Info 1"/>
    <meta:user-defined meta:name="Info 2"/>
    <meta:user-defined meta:name="Info 3"/>
    <meta:user-defined meta:name="Info 4"/>
  </office:meta>
</office:document-meta>
</file>